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22pt" fo:font-weight="bold" officeooo:rsid="001bc0e3" officeooo:paragraph-rsid="001bc0e3" style:font-size-asian="22pt" style:font-weight-asian="bold" style:font-size-complex="22pt" style:font-weight-complex="bold"/>
    </style:style>
    <style:style style:name="P2" style:family="paragraph" style:parent-style-name="Standard">
      <style:paragraph-properties fo:text-align="justify" style:justify-single-word="false"/>
      <style:text-properties fo:color="#c9211e" loext:opacity="100%" fo:font-size="22pt" fo:font-weight="bold" officeooo:rsid="001bc0e3" officeooo:paragraph-rsid="001bc0e3" style:font-size-asian="22pt" style:font-weight-asian="bold" style:font-size-complex="22pt" style:font-weight-complex="bold"/>
    </style:style>
    <style:style style:name="T1" style:family="text">
      <style:text-properties fo:color="#000000" loext:opacity="100%"/>
    </style:style>
    <style:style style:name="T2" style:family="text">
      <style:text-properties fo:color="#000000" loext:opacity="100%" fo:font-weight="normal" style:font-weight-asian="normal" style:font-weight-complex="normal"/>
    </style:style>
    <style:style style:name="T3" style:family="text">
      <style:text-properties fo:color="#000000" loext:opacity="100%" fo:font-weight="normal" officeooo:rsid="001ca8d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el One Report</text:p>
      <text:p text:style-name="P1"/>
      <text:p text:style-name="P1"/>
      <text:p text:style-name="P1"/>
      <text:p text:style-name="P2"><text:span text:style-name="T2">This report serves as a </text:span><text:span text:style-name="Strong_20_Emphasis"><text:span text:style-name="T2">template</text:span></text:span><text:span text:style-name="T2"> for the Model 1 stage of the internship project at </text:span><text:span text:style-name="T3">O</text:span><text:span text:style-name="T2">doo. It includes preliminary content, sample structure, and example code snippets to outline the intended direction of the analysis. The data, methods, and findings presented here are subject to change and will be updated as the project progresses. Final results and refined models will be documented in later ver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20:13:59.371556652</meta:creation-date>
    <dc:date>2025-05-26T18:18:03.288074640</dc:date>
    <meta:editing-duration>PT3M38S</meta:editing-duration>
    <meta:editing-cycles>2</meta:editing-cycles>
    <meta:generator>LibreOffice/24.2.7.2$Linux_X86_64 LibreOffice_project/420$Build-2</meta:generator>
    <meta:document-statistic meta:table-count="0" meta:image-count="0" meta:object-count="0" meta:page-count="1" meta:paragraph-count="2" meta:word-count="68" meta:character-count="420" meta:non-whitespace-character-count="354"/>
  </office:meta>
</office:document-meta>
</file>